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style:text-properties fo:font-weight="bold" style:font-weight-asian="bold" style:font-weight-complex="bold" fo:font-size="18pt" style:font-size-asian="18pt" style:font-size-complex="18pt"/>
    </style:style>
    <style:style style:name="P2" style:parent-style-name="Textbody" style:family="paragraph">
      <style:text-properties fo:font-weight="bold" style:font-weight-asian="bold" style:font-weight-complex="bold" style:font-size-complex="18pt"/>
    </style:style>
    <style:style style:name="P3" style:parent-style-name="Textbody" style:family="paragraph">
      <style:text-properties fo:font-weight="bold" style:font-weight-asian="bold" style:font-weight-complex="bold"/>
    </style:style>
    <style:style style:name="P4" style:parent-style-name="Textbody" style:family="paragraph">
      <style:text-properties fo:font-weight="bold" style:font-weight-asian="bold" style:font-weight-complex="bold"/>
    </style:style>
    <style:style style:name="P5" style:parent-style-name="Textbody" style:family="paragraph">
      <style:text-properties fo:font-weight="bold" style:font-weight-asian="bold" style:font-weight-complex="bold"/>
    </style:style>
    <style:style style:name="P6" style:parent-style-name="Textbody" style:family="paragraph">
      <style:text-properties fo:font-weight="bold" style:font-weight-asian="bold" style:font-weight-complex="bold" fo:font-size="14pt" style:font-size-asian="14pt" style:font-size-complex="14pt"/>
    </style:style>
    <style:style style:name="TableColumn8" style:family="table-column">
      <style:table-column-properties style:column-width="2.0222in" style:use-optimal-column-width="false"/>
    </style:style>
    <style:style style:name="TableColumn9" style:family="table-column">
      <style:table-column-properties style:column-width="0.7277in" style:use-optimal-column-width="false"/>
    </style:style>
    <style:style style:name="TableColumn10" style:family="table-column">
      <style:table-column-properties style:column-width="4in" style:use-optimal-column-width="false"/>
    </style:style>
    <style:style style:name="TableColumn11" style:family="table-column">
      <style:table-column-properties style:column-width="1.5625in" style:use-optimal-column-width="false"/>
    </style:style>
    <style:style style:name="TableColumn12" style:family="table-column">
      <style:table-column-properties style:column-width="1.8027in" style:use-optimal-column-width="false"/>
    </style:style>
    <style:style style:name="Table7" style:family="table">
      <style:table-properties style:width="10.1152in" fo:margin-left="0in" table:align="left"/>
    </style:style>
    <style:style style:name="TableRow13" style:family="table-row">
      <style:table-row-properties style:use-optimal-row-height="false"/>
    </style:style>
    <style:style style:name="TableCell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 style:parent-style-name="TableContents" style:family="paragraph">
      <style:text-properties fo:font-weight="bold" style:font-weight-asian="bold" style:font-weight-complex="bold"/>
    </style:style>
    <style:style style:name="TableCell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 style:parent-style-name="TableContents" style:family="paragraph">
      <style:text-properties fo:font-weight="bold" style:font-weight-asian="bold" style:font-weight-complex="bold"/>
    </style:style>
    <style:style style:name="TableCell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 style:parent-style-name="TableContents" style:family="paragraph">
      <style:text-properties fo:font-weight="bold" style:font-weight-asian="bold" style:font-weight-complex="bold"/>
    </style:style>
    <style:style style:name="TableCell22" style:family="table-cell">
      <style:table-cell-properties fo:border="0.0034in solid #000000" style:writing-mode="lr-tb" fo:padding-top="0.0381in" fo:padding-left="0.0381in" fo:padding-bottom="0.0381in" fo:padding-right="0.0381in"/>
    </style:style>
    <style:style style:name="P23" style:parent-style-name="TableContents" style:family="paragraph">
      <style:text-properties fo:font-weight="bold" style:font-weight-asian="bold" style:font-weight-complex="bold"/>
    </style:style>
    <style:style style:name="TableRow24" style:family="table-row">
      <style:table-row-properties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 style:parent-style-name="DefaultParagraphFont" style:family="text">
      <style:text-properties fo:font-weight="bold" style:font-weight-asian="bold" style:font-weight-complex="bold"/>
    </style:style>
    <style:style style:name="P29" style:parent-style-name="TableContents" style:family="paragraph">
      <style:text-properties fo:font-weight="bold" style:font-weight-asian="bold" style:font-weight-complex="bold"/>
    </style:style>
    <style:style style:name="P30" style:parent-style-name="TableContents" style:family="paragraph">
      <style:text-properties fo:font-weight="bold" style:font-weight-asian="bold" style:font-weight-complex="bold"/>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3" style:parent-style-name="DefaultParagraphFont" style:family="text">
      <style:text-properties fo:font-weight="bold" style:font-weight-asian="bold" style:font-weight-complex="bold"/>
    </style:style>
    <style:style style:name="P34" style:parent-style-name="TableContents" style:family="paragraph">
      <style:text-properties fo:font-weight="bold" style:font-weight-asian="bold" style:font-weight-complex="bold"/>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9" style:parent-style-name="DefaultParagraphFont" style:family="text">
      <style:text-properties fo:font-weight="bold" style:font-weight-asian="bold" style:font-weight-complex="bold"/>
    </style:style>
    <style:style style:name="P40" style:parent-style-name="TableContents" style:family="paragraph">
      <style:text-properties fo:font-weight="bold" style:font-weight-asian="bold" style:font-weight-complex="bold"/>
    </style:style>
    <style:style style:name="P41" style:parent-style-name="TableContents" style:family="paragraph">
      <style:text-properties fo:font-weight="bold" style:font-weight-asian="bold" style:font-weight-complex="bold"/>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4" style:parent-style-name="DefaultParagraphFont" style:family="text">
      <style:text-properties fo:font-weight="bold" style:font-weight-asian="bold" style:font-weight-complex="bold"/>
    </style:style>
    <style:style style:name="P45" style:parent-style-name="TableContents" style:family="paragraph">
      <style:text-properties fo:font-weight="bold" style:font-weight-asian="bold" style:font-weight-complex="bold"/>
    </style:style>
    <style:style style:name="P46" style:parent-style-name="Textbody" style:family="paragraph">
      <style:text-properties fo:font-weight="bold" style:font-weight-asian="bold" style:font-weight-complex="bold" fo:font-size="14pt" style:font-size-asian="14pt" style:font-size-complex="14pt"/>
    </style:style>
    <style:style style:name="TableColumn48" style:family="table-column">
      <style:table-column-properties style:column-width="2.0222in" style:use-optimal-column-width="false"/>
    </style:style>
    <style:style style:name="TableColumn49" style:family="table-column">
      <style:table-column-properties style:column-width="0.7277in" style:use-optimal-column-width="false"/>
    </style:style>
    <style:style style:name="TableColumn50" style:family="table-column">
      <style:table-column-properties style:column-width="4in" style:use-optimal-column-width="false"/>
    </style:style>
    <style:style style:name="TableColumn51" style:family="table-column">
      <style:table-column-properties style:column-width="1.5625in" style:use-optimal-column-width="false"/>
    </style:style>
    <style:style style:name="TableColumn52" style:family="table-column">
      <style:table-column-properties style:column-width="1.8027in" style:use-optimal-column-width="false"/>
    </style:style>
    <style:style style:name="Table47" style:family="table">
      <style:table-properties style:width="10.1152in" fo:margin-left="0in" table:align="left"/>
    </style:style>
    <style:style style:name="TableRow53" style:family="table-row">
      <style:table-row-properties style:use-optimal-row-height="false"/>
    </style:style>
    <style:style style:name="TableCell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 style:parent-style-name="TableContents" style:family="paragraph">
      <style:text-properties fo:font-weight="bold" style:font-weight-asian="bold" style:font-weight-complex="bold"/>
    </style:style>
    <style:style style:name="TableCell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7" style:parent-style-name="TableContents" style:family="paragraph">
      <style:text-properties fo:font-weight="bold" style:font-weight-asian="bold" style:font-weight-complex="bold"/>
    </style:style>
    <style:style style:name="TableCell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9" style:parent-style-name="TableContents" style:family="paragraph">
      <style:text-properties fo:font-weight="bold" style:font-weight-asian="bold" style:font-weight-complex="bold"/>
    </style:style>
    <style:style style:name="TableCell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text-properties fo:font-weight="bold" style:font-weight-asian="bold" style:font-weight-complex="bold"/>
    </style:style>
    <style:style style:name="TableCell62" style:family="table-cell">
      <style:table-cell-properties fo:border="0.0034in solid #000000" style:writing-mode="lr-tb" fo:padding-top="0.0381in" fo:padding-left="0.0381in" fo:padding-bottom="0.0381in" fo:padding-right="0.0381in"/>
    </style:style>
    <style:style style:name="P63" style:parent-style-name="TableContents" style:family="paragraph">
      <style:text-properties fo:font-weight="bold" style:font-weight-asian="bold" style:font-weight-complex="bold"/>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text-properties fo:font-weight="bold" style:font-weight-asian="bold" style:font-weight-complex="bold"/>
    </style:style>
    <style:style style:name="P69" style:parent-style-name="TableContents" style:family="paragraph">
      <style:text-properties fo:font-weight="bold" style:font-weight-asian="bold" style:font-weight-complex="bold"/>
    </style:style>
    <style:style style:name="P70" style:parent-style-name="TableContents" style:family="paragraph">
      <style:text-properties fo:font-weight="bold" style:font-weight-asian="bold" style:font-weight-complex="bold"/>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 style:family="table-row">
      <style:table-row-properties style:use-optimal-row-height="false"/>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text-properties fo:font-weight="bold" style:font-weight-asian="bold" style:font-weight-complex="bold"/>
    </style:style>
    <style:style style:name="P78" style:parent-style-name="TableContents" style:family="paragraph">
      <style:text-properties fo:font-weight="bold" style:font-weight-asian="bold" style:font-weight-complex="bold"/>
    </style:style>
    <style:style style:name="P79" style:parent-style-name="TableContents" style:family="paragraph">
      <style:text-properties fo:font-weight="bold" style:font-weight-asian="bold" style:font-weight-complex="bold"/>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text-properties fo:font-weight="bold" style:font-weight-asian="bold" style:font-weight-complex="bold"/>
    </style:style>
    <style:style style:name="P87" style:parent-style-name="TableContents" style:family="paragraph">
      <style:text-properties fo:font-weight="bold" style:font-weight-asian="bold" style:font-weight-complex="bold"/>
    </style:style>
    <style:style style:name="P88" style:parent-style-name="TableContents" style:family="paragraph">
      <style:text-properties fo:font-weight="bold" style:font-weight-asian="bold" style:font-weight-complex="bold"/>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 style:parent-style-name="TableContents" style:family="paragraph">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P97" style:parent-style-name="TableContents" style:family="paragraph">
      <style:text-properties fo:font-weight="bold" style:font-weight-asian="bold" style:font-weight-complex="bold"/>
    </style:style>
    <style:style style:name="P98" style:parent-style-name="TableContents" style:family="paragraph">
      <style:text-properties fo:font-weight="bold" style:font-weight-asian="bold" style:font-weight-complex="bold"/>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 style:family="table-row">
      <style:table-row-properties style:use-optimal-row-height="false"/>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text-properties fo:font-weight="bold" style:font-weight-asian="bold" style:font-weight-complex="bold"/>
    </style:style>
    <style:style style:name="P106" style:parent-style-name="TableContents" style:family="paragraph">
      <style:text-properties fo:font-weight="bold" style:font-weight-asian="bold" style:font-weight-complex="bold"/>
    </style:style>
    <style:style style:name="P107" style:parent-style-name="TableContents" style:family="paragraph">
      <style:text-properties fo:font-weight="bold" style:font-weight-asian="bold" style:font-weight-complex="bold"/>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 style:parent-style-name="Textbody" style:family="paragraph">
      <style:text-properties fo:font-weight="bold" style:font-weight-asian="bold" style:font-weight-complex="bold"/>
    </style:style>
    <style:style style:name="TableColumn112" style:family="table-column">
      <style:table-column-properties style:column-width="2.0222in" style:use-optimal-column-width="false"/>
    </style:style>
    <style:style style:name="TableColumn113" style:family="table-column">
      <style:table-column-properties style:column-width="0.7277in" style:use-optimal-column-width="false"/>
    </style:style>
    <style:style style:name="TableColumn114" style:family="table-column">
      <style:table-column-properties style:column-width="4in" style:use-optimal-column-width="false"/>
    </style:style>
    <style:style style:name="TableColumn115" style:family="table-column">
      <style:table-column-properties style:column-width="1.5625in" style:use-optimal-column-width="false"/>
    </style:style>
    <style:style style:name="TableColumn116" style:family="table-column">
      <style:table-column-properties style:column-width="1.8027in" style:use-optimal-column-width="false"/>
    </style:style>
    <style:style style:name="Table111" style:family="table">
      <style:table-properties style:width="10.1152in" fo:margin-left="0in" table:align="left"/>
    </style:style>
    <style:style style:name="TableRow117" style:family="table-row">
      <style:table-row-properties style:use-optimal-row-height="false"/>
    </style:style>
    <style:style style:name="TableCell1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9" style:parent-style-name="TableContents" style:family="paragraph">
      <style:text-properties fo:font-weight="bold" style:font-weight-asian="bold" style:font-weight-complex="bold"/>
    </style:style>
    <style:style style:name="TableCell1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text-properties fo:font-weight="bold" style:font-weight-asian="bold" style:font-weight-complex="bold"/>
    </style:style>
    <style:style style:name="TableCell1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3" style:parent-style-name="TableContents" style:family="paragraph">
      <style:text-properties fo:font-weight="bold" style:font-weight-asian="bold" style:font-weight-complex="bold"/>
    </style:style>
    <style:style style:name="TableCell1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text-properties fo:font-weight="bold" style:font-weight-asian="bold" style:font-weight-complex="bold"/>
    </style:style>
    <style:style style:name="TableCell126" style:family="table-cell">
      <style:table-cell-properties fo:border="0.0034in solid #000000" style:writing-mode="lr-tb" fo:padding-top="0.0381in" fo:padding-left="0.0381in" fo:padding-bottom="0.0381in" fo:padding-right="0.0381in"/>
    </style:style>
    <style:style style:name="P127" style:parent-style-name="TableContents" style:family="paragraph">
      <style:text-properties fo:font-weight="bold" style:font-weight-asian="bold" style:font-weight-complex="bold"/>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text-properties fo:font-weight="bold" style:font-weight-asian="bold" style:font-weight-complex="bold"/>
    </style:style>
    <style:style style:name="P133" style:parent-style-name="TableContents" style:family="paragraph">
      <style:text-properties fo:font-weight="bold" style:font-weight-asian="bold" style:font-weight-complex="bold"/>
    </style:style>
    <style:style style:name="P134" style:parent-style-name="TableContents" style:family="paragraph">
      <style:text-properties fo:font-weight="bold" style:font-weight-asian="bold" style:font-weight-complex="bold"/>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37" style:parent-style-name="DefaultParagraphFont" style:family="text">
      <style:text-properties fo:font-weight="bold" style:font-weight-asian="bold" style:font-weight-complex="bold"/>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text-properties fo:font-weight="bold" style:font-weight-asian="bold" style:font-weight-complex="bold"/>
    </style:style>
    <style:style style:name="P143" style:parent-style-name="TableContents" style:family="paragraph">
      <style:text-properties fo:font-weight="bold" style:font-weight-asian="bold" style:font-weight-complex="bold"/>
    </style:style>
    <style:style style:name="P144" style:parent-style-name="TableContents" style:family="paragraph">
      <style:text-properties fo:font-weight="bold" style:font-weight-asian="bold" style:font-weight-complex="bold"/>
    </style:style>
    <style:style style:name="T145" style:parent-style-name="DefaultParagraphFont" style:family="text">
      <style:text-properties fo:font-weight="bold" style:font-weight-asian="bold" style:font-weight-complex="bold"/>
    </style:style>
    <style:style style:name="T146" style:parent-style-name="DefaultParagraphFont" style:family="text">
      <style:text-properties fo:font-weight="bold" style:font-weight-asian="bold" style:font-weight-complex="bold"/>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9" style:family="table-row">
      <style:table-row-properties style:use-optimal-row-height="false"/>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text-properties fo:font-weight="bold" style:font-weight-asian="bold" style:font-weight-complex="bold"/>
    </style:style>
    <style:style style:name="P154" style:parent-style-name="TableContents" style:family="paragraph">
      <style:text-properties fo:font-weight="bold" style:font-weight-asian="bold" style:font-weight-complex="bold"/>
    </style:style>
    <style:style style:name="T155" style:parent-style-name="DefaultParagraphFont" style:family="text">
      <style:text-properties fo:font-style="italic" style:font-style-asian="italic"/>
    </style:style>
    <style:style style:name="P156" style:parent-style-name="TableContents" style:family="paragraph">
      <style:text-properties fo:font-weight="bold" style:font-weight-asian="bold" style:font-weight-complex="bold"/>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text-properties fo:font-weight="bold" style:font-weight-asian="bold" style:font-weight-complex="bold"/>
    </style:style>
    <style:style style:name="P166" style:parent-style-name="TableContents" style:family="paragraph">
      <style:text-properties fo:font-weight="bold" style:font-weight-asian="bold" style:font-weight-complex="bold"/>
    </style:style>
    <style:style style:name="P167" style:parent-style-name="TableContents" style:family="paragraph">
      <style:text-properties fo:font-weight="bold" style:font-weight-asian="bold" style:font-weight-complex="bold"/>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P176" style:parent-style-name="TableContents" style:family="paragraph">
      <style:text-properties fo:font-weight="bold" style:font-weight-asian="bold" style:font-weight-complex="bold"/>
    </style:style>
    <style:style style:name="P177" style:parent-style-name="TableContents" style:family="paragraph">
      <style:text-properties fo:font-weight="bold" style:font-weight-asian="bold" style:font-weight-complex="bold"/>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text-properties fo:font-weight="bold" style:font-weight-asian="bold" style:font-weight-complex="bold"/>
    </style:style>
    <style:style style:name="P185" style:parent-style-name="TableContents" style:family="paragraph">
      <style:text-properties fo:font-weight="bold" style:font-weight-asian="bold" style:font-weight-complex="bold"/>
    </style:style>
    <style:style style:name="P186" style:parent-style-name="TableContents" style:family="paragraph">
      <style:text-properties fo:font-weight="bold" style:font-weight-asian="bold" style:font-weight-complex="bold"/>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9" style:family="table-row">
      <style:table-row-properties style:use-optimal-row-height="false"/>
    </style:style>
    <style:style style:name="TableCell1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text-properties fo:font-weight="bold" style:font-weight-asian="bold" style:font-weight-complex="bold"/>
    </style:style>
    <style:style style:name="P194" style:parent-style-name="TableContents" style:family="paragraph">
      <style:text-properties style:font-weight-complex="bold"/>
    </style:style>
    <style:style style:name="P195" style:parent-style-name="TableContents" style:family="paragraph">
      <style:text-properties style:font-weight-complex="bold"/>
    </style:style>
    <style:style style:name="T196" style:parent-style-name="DefaultParagraphFont" style:family="text">
      <style:text-properties fo:font-weight="bold" style:font-weight-asian="bold" style:font-weight-complex="bold"/>
    </style:style>
    <style:style style:name="P197" style:parent-style-name="TableContents" style:family="paragraph">
      <style:text-properties style:font-weight-complex="bold"/>
    </style:style>
    <style:style style:name="P198" style:parent-style-name="TableContents" style:family="paragraph">
      <style:text-properties style:font-weight-complex="bold"/>
    </style:style>
    <style:style style:name="T199" style:parent-style-name="DefaultParagraphFont" style:family="text">
      <style:text-properties fo:font-weight="bold" style:font-weight-asian="bold" style:font-weight-complex="bold"/>
    </style:style>
    <style:style style:name="P200" style:parent-style-name="TableContents" style:family="paragraph">
      <style:text-properties style:font-weight-complex="bold"/>
    </style:style>
    <style:style style:name="P201" style:parent-style-name="TableContents" style:family="paragraph">
      <style:text-properties style:font-weight-complex="bold"/>
    </style:style>
    <style:style style:name="TableCell2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3" style:family="table-cell">
      <style:table-cell-properties fo:border="0.0034in solid #000000" style:writing-mode="lr-tb" fo:padding-top="0.0381in" fo:padding-left="0.0381in" fo:padding-bottom="0.0381in" fo:padding-right="0.0381in"/>
    </style:style>
    <style:style style:name="P204" style:parent-style-name="Textbody" style:family="paragraph">
      <style:text-properties fo:font-weight="bold" style:font-weight-asian="bold" style:font-weight-complex="bold" fo:font-size="14pt" style:font-size-asian="14pt" style:font-size-complex="14pt"/>
    </style:style>
    <style:style style:name="TableColumn206" style:family="table-column">
      <style:table-column-properties style:column-width="2.0222in" style:use-optimal-column-width="false"/>
    </style:style>
    <style:style style:name="TableColumn207" style:family="table-column">
      <style:table-column-properties style:column-width="0.7277in" style:use-optimal-column-width="false"/>
    </style:style>
    <style:style style:name="TableColumn208" style:family="table-column">
      <style:table-column-properties style:column-width="4in" style:use-optimal-column-width="false"/>
    </style:style>
    <style:style style:name="TableColumn209" style:family="table-column">
      <style:table-column-properties style:column-width="1.5625in" style:use-optimal-column-width="false"/>
    </style:style>
    <style:style style:name="TableColumn210" style:family="table-column">
      <style:table-column-properties style:column-width="1.8027in" style:use-optimal-column-width="false"/>
    </style:style>
    <style:style style:name="Table205" style:family="table">
      <style:table-properties style:width="10.1152in" fo:margin-left="0in" table:align="left"/>
    </style:style>
    <style:style style:name="TableRow211" style:family="table-row">
      <style:table-row-properties style:use-optimal-row-height="false"/>
    </style:style>
    <style:style style:name="TableCell2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text-properties fo:font-weight="bold" style:font-weight-asian="bold" style:font-weight-complex="bold"/>
    </style:style>
    <style:style style:name="TableCell2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5" style:parent-style-name="TableContents" style:family="paragraph">
      <style:text-properties fo:font-weight="bold" style:font-weight-asian="bold" style:font-weight-complex="bold"/>
    </style:style>
    <style:style style:name="TableCell2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text-properties fo:font-weight="bold" style:font-weight-asian="bold" style:font-weight-complex="bold"/>
    </style:style>
    <style:style style:name="TableCell2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text-properties fo:font-weight="bold" style:font-weight-asian="bold" style:font-weight-complex="bold"/>
    </style:style>
    <style:style style:name="TableCell220" style:family="table-cell">
      <style:table-cell-properties fo:border="0.0034in solid #000000" style:writing-mode="lr-tb" fo:padding-top="0.0381in" fo:padding-left="0.0381in" fo:padding-bottom="0.0381in" fo:padding-right="0.0381in"/>
    </style:style>
    <style:style style:name="P221" style:parent-style-name="TableContents" style:family="paragraph">
      <style:text-properties fo:font-weight="bold" style:font-weight-asian="bold" style:font-weight-complex="bold"/>
    </style:style>
    <style:style style:name="TableRow222" style:family="table-row">
      <style:table-row-properties style:use-optimal-row-height="false"/>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text-properties fo:font-weight="bold" style:font-weight-asian="bold" style:font-weight-complex="bold"/>
    </style:style>
    <style:style style:name="P227" style:parent-style-name="TableContents" style:family="paragraph">
      <style:text-properties fo:font-weight="bold" style:font-weight-asian="bold" style:font-weight-complex="bold"/>
    </style:style>
    <style:style style:name="P228" style:parent-style-name="TableContents" style:family="paragraph">
      <style:text-properties fo:font-weight="bold" style:font-weight-asian="bold" style:font-weight-complex="bold"/>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1" style:family="table-row">
      <style:table-row-properties style:min-row-height="0.3104in" style:use-optimal-row-height="false"/>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 style:parent-style-name="TableContents" style:family="paragraph">
      <style:text-properties fo:font-weight="bold" style:font-weight-asian="bold" style:font-weight-complex="bold"/>
    </style:style>
    <style:style style:name="P236" style:parent-style-name="TableContents" style:family="paragraph">
      <style:text-properties fo:font-weight="bold" style:font-weight-asian="bold" style:font-weight-complex="bold"/>
    </style:style>
    <style:style style:name="P237" style:parent-style-name="TableContents" style:family="paragraph">
      <style:text-properties fo:font-weight="bold" style:font-weight-asian="bold" style:font-weight-complex="bold"/>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0" style:family="table-row">
      <style:table-row-properties style:min-row-height="0.3104in" style:use-optimal-row-height="false"/>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 style:parent-style-name="TableContents" style:family="paragraph">
      <style:text-properties fo:font-weight="bold" style:font-weight-asian="bold" style:font-weight-complex="bold"/>
    </style:style>
    <style:style style:name="P245" style:parent-style-name="TableContents" style:family="paragraph">
      <style:text-properties fo:font-weight="bold" style:font-weight-asian="bold" style:font-weight-complex="bold"/>
    </style:style>
    <style:style style:name="P246" style:parent-style-name="TableContents" style:family="paragraph">
      <style:text-properties fo:font-weight="bold" style:font-weight-asian="bold" style:font-weight-complex="bold"/>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9" style:family="table-row">
      <style:table-row-properties style:min-row-height="0.3104in" style:use-optimal-row-height="false"/>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TableContents" style:family="paragraph">
      <style:text-properties fo:font-weight="bold" style:font-weight-asian="bold" style:font-weight-complex="bold"/>
    </style:style>
    <style:style style:name="P254" style:parent-style-name="TableContents" style:family="paragraph">
      <style:text-properties fo:font-weight="bold" style:font-weight-asian="bold" style:font-weight-complex="bold"/>
    </style:style>
    <style:style style:name="P255" style:parent-style-name="TableContents" style:family="paragraph">
      <style:text-properties fo:font-weight="bold" style:font-weight-asian="bold" style:font-weight-complex="bold"/>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8" style:family="table-row">
      <style:table-row-properties style:min-row-height="0.3104in" style:use-optimal-row-height="false"/>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text-properties fo:font-weight="bold" style:font-weight-asian="bold" style:font-weight-complex="bold"/>
    </style:style>
    <style:style style:name="P263" style:parent-style-name="TableContents" style:family="paragraph">
      <style:text-properties fo:font-weight="bold" style:font-weight-asian="bold" style:font-weight-complex="bold"/>
    </style:style>
    <style:style style:name="P264" style:parent-style-name="TableContents" style:family="paragraph">
      <style:text-properties fo:font-weight="bold" style:font-weight-asian="bold" style:font-weight-complex="bold"/>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7" style:family="table-row">
      <style:table-row-properties style:min-row-height="0.3104in" style:use-optimal-row-height="false"/>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text-properties fo:font-weight="bold" style:font-weight-asian="bold" style:font-weight-complex="bold"/>
    </style:style>
    <style:style style:name="P272" style:parent-style-name="TableContents" style:family="paragraph">
      <style:text-properties fo:font-weight="bold" style:font-weight-asian="bold" style:font-weight-complex="bold"/>
    </style:style>
    <style:style style:name="P273" style:parent-style-name="TableContents" style:family="paragraph">
      <style:text-properties fo:font-weight="bold" style:font-weight-asian="bold" style:font-weight-complex="bold"/>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6" style:family="table-row">
      <style:table-row-properties style:min-row-height="0.3104in" style:use-optimal-row-height="false"/>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text-properties fo:font-weight="bold" style:font-weight-asian="bold" style:font-weight-complex="bold"/>
    </style:style>
    <style:style style:name="P281" style:parent-style-name="TableContents" style:family="paragraph">
      <style:text-properties fo:font-weight="bold" style:font-weight-asian="bold" style:font-weight-complex="bold"/>
    </style:style>
    <style:style style:name="P282" style:parent-style-name="TableContents" style:family="paragraph">
      <style:text-properties fo:font-weight="bold" style:font-weight-asian="bold" style:font-weight-complex="bold"/>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85" style:parent-style-name="DefaultParagraphFont" style:family="text">
      <style:text-properties fo:font-weight="bold" style:font-weight-asian="bold"/>
    </style:style>
    <style:style style:name="TableRow286" style:family="table-row">
      <style:table-row-properties style:min-row-height="0.3104in" style:use-optimal-row-height="false"/>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text-properties fo:font-weight="bold" style:font-weight-asian="bold" style:font-weight-complex="bold"/>
    </style:style>
    <style:style style:name="P291" style:parent-style-name="TableContents" style:family="paragraph">
      <style:text-properties fo:font-weight="bold" style:font-weight-asian="bold" style:font-weight-complex="bold"/>
    </style:style>
    <style:style style:name="P292" style:parent-style-name="TableContents" style:family="paragraph">
      <style:text-properties fo:font-weight="bold" style:font-weight-asian="bold" style:font-weight-complex="bold"/>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5" style:family="table-row">
      <style:table-row-properties style:min-row-height="0.3104in" style:use-optimal-row-height="false"/>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9" style:parent-style-name="TableContents" style:family="paragraph">
      <style:text-properties fo:font-weight="bold" style:font-weight-asian="bold" style:font-weight-complex="bold"/>
    </style:style>
    <style:style style:name="P300" style:parent-style-name="TableContents" style:family="paragraph">
      <style:text-properties fo:font-weight="bold" style:font-weight-asian="bold" style:font-weight-complex="bold"/>
    </style:style>
    <style:style style:name="P301" style:parent-style-name="TableContents" style:family="paragraph">
      <style:text-properties fo:font-weight="bold" style:font-weight-asian="bold" style:font-weight-complex="bold"/>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4" style:parent-style-name="Textbody" style:family="paragraph">
      <style:text-properties fo:font-weight="bold" style:font-weight-asian="bold" style:font-weight-complex="bold" fo:font-size="14pt" style:font-size-asian="14pt" style:font-size-complex="14pt"/>
    </style:style>
    <style:style style:name="TableColumn306" style:family="table-column">
      <style:table-column-properties style:column-width="2.0222in" style:use-optimal-column-width="false"/>
    </style:style>
    <style:style style:name="TableColumn307" style:family="table-column">
      <style:table-column-properties style:column-width="0.7277in" style:use-optimal-column-width="false"/>
    </style:style>
    <style:style style:name="TableColumn308" style:family="table-column">
      <style:table-column-properties style:column-width="4in" style:use-optimal-column-width="false"/>
    </style:style>
    <style:style style:name="TableColumn309" style:family="table-column">
      <style:table-column-properties style:column-width="1.5625in" style:use-optimal-column-width="false"/>
    </style:style>
    <style:style style:name="TableColumn310" style:family="table-column">
      <style:table-column-properties style:column-width="1.8027in" style:use-optimal-column-width="false"/>
    </style:style>
    <style:style style:name="Table305" style:family="table">
      <style:table-properties style:width="10.1152in" fo:margin-left="0in" table:align="left"/>
    </style:style>
    <style:style style:name="TableRow311" style:family="table-row">
      <style:table-row-properties style:use-optimal-row-height="false"/>
    </style:style>
    <style:style style:name="TableCell3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3" style:parent-style-name="TableContents" style:family="paragraph">
      <style:text-properties fo:font-weight="bold" style:font-weight-asian="bold" style:font-weight-complex="bold"/>
    </style:style>
    <style:style style:name="TableCell3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text-properties fo:font-weight="bold" style:font-weight-asian="bold" style:font-weight-complex="bold"/>
    </style:style>
    <style:style style:name="TableCell3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7" style:parent-style-name="TableContents" style:family="paragraph">
      <style:text-properties fo:font-weight="bold" style:font-weight-asian="bold" style:font-weight-complex="bold"/>
    </style:style>
    <style:style style:name="TableCell3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9" style:parent-style-name="TableContents" style:family="paragraph">
      <style:text-properties fo:font-weight="bold" style:font-weight-asian="bold" style:font-weight-complex="bold"/>
    </style:style>
    <style:style style:name="TableCell320" style:family="table-cell">
      <style:table-cell-properties fo:border="0.0034in solid #000000" style:writing-mode="lr-tb" fo:padding-top="0.0381in" fo:padding-left="0.0381in" fo:padding-bottom="0.0381in" fo:padding-right="0.0381in"/>
    </style:style>
    <style:style style:name="P321" style:parent-style-name="TableContents" style:family="paragraph">
      <style:text-properties fo:font-weight="bold" style:font-weight-asian="bold" style:font-weight-complex="bold"/>
    </style:style>
    <style:style style:name="TableRow322" style:family="table-row">
      <style:table-row-properties style:min-row-height="0.3104in" style:use-optimal-row-height="false"/>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text-properties fo:font-weight="bold" style:font-weight-asian="bold" style:font-weight-complex="bold"/>
    </style:style>
    <style:style style:name="P327" style:parent-style-name="TableContents" style:family="paragraph">
      <style:text-properties fo:font-weight="bold" style:font-weight-asian="bold" style:font-weight-complex="bold"/>
    </style:style>
    <style:style style:name="P328" style:parent-style-name="TableContents" style:family="paragraph">
      <style:text-properties fo:font-weight="bold" style:font-weight-asian="bold" style:font-weight-complex="bold"/>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office:automatic-styles>
  <office:body>
    <office:text text:use-soft-page-breaks="true">
      <text:p text:style-name="P1">MESGANTRY BACKEND API V1.1 DOCUMENTATION</text:p>
      <text:p text:style-name="P2">Last Updated: 2019/3/25</text:p>
      <text:p text:style-name="P3">How to read the table</text:p>
      <text:p text:style-name="Textbody">An endpoint refers to the bit after the website name, where the back end is hosted. If the<text:s/>backend is hosted on mesgantry-backend.herokuapp.com, then in order to, say, log in as an administrator (the first row of the table), make a POST request (where POST is the method) to <text:s/><text:a xlink:href="https://mesgantry-backend.herokuapp.com/api/v0/auth/admins/login" office:target-frame-name="_top" xlink:show="replace">https://mesgantry-backend.herokuapp.com</text:a><text:a xlink:href="https://mesgantry-backend.herokuapp.com/api/v0/auth/admins/login" office:target-frame-name="_top" xlink:show="replace">/</text:a><text:a xlink:href="https://mesgantry-backend.herokuapp.com/api/v0/auth/admins/login" office:target-frame-name="_top" xlink:show="replace">api/v0/auth/admins/login</text:a>, with the HTTPS<text:s/>request body being as specified in the Input/Output columns.</text:p>
      <text:p text:style-name="P4">Permissions</text:p>
      <text:p text:style-name="Textbody">Permissions are handled using JavaScript Web Tokens. Upon logging in, a signed web token (a string) is given to the caller, with an expiry time (such as 24 hours from issuing; set by<text:s/>environment variable). In all future calls which have any permissions (see the permissions section), a valid web token is required, and contains the information required to check said permissions. The web token must be provided in the headers of the HTTP request, under the Authorization header (exact spelling), in the format of Bearer {{token}} (where {{token}} is replaced by the web token previously obtained). Note the space. Anything but this exact format (including a missing or blank Authorization header) will return a Status 400 Bad Request error message.</text:p>
      <text:p text:style-name="Textbody">If an invalid (ie expired) web token is provided, a Status 401 Unauthorized is returned.</text:p>
      <text:p text:style-name="Textbody">If a valid web token is provided, but it does not have authorization to access the given endpoint, a Status 403 Forbidden is returned.</text:p>
      <text:p text:style-name="P5">The Errors section in the tables ignores this possible 400/401/403, it is implicit in any permissions requirement</text:p>
      <text:p text:style-name="P6">Authentication</text:p>
      <table:table table:style-name="Table7">
        <table:table-columns>
          <table:table-column table:style-name="TableColumn8"/>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p text:style-name="P15">URL Endpoint</text:p>
          </table:table-cell>
          <table:table-cell table:style-name="TableCell16">
            <text:p text:style-name="P17">Method</text:p>
          </table:table-cell>
          <table:table-cell table:style-name="TableCell18">
            <text:p text:style-name="P19">Input/Output (Request Body/Response Body)</text:p>
          </table:table-cell>
          <table:table-cell table:style-name="TableCell20">
            <text:p text:style-name="P21">Permissions</text:p>
          </table:table-cell>
          <table:table-cell table:style-name="TableCell22">
            <text:p text:style-name="P23">Description</text:p>
          </table:table-cell>
        </table:table-row>
        <table:table-row table:style-name="TableRow24">
          <table:table-cell table:style-name="TableCell25">
            <text:p text:style-name="TableContents">/api/v0/auth/admins/login</text:p>
          </table:table-cell>
          <table:table-cell table:style-name="TableCell26">
            <text:p text:style-name="TableContents">POST</text:p>
          </table:table-cell>
          <table:table-cell table:style-name="TableCell27">
            <text:p text:style-name="TableContents"><text:span text:style-name="T28">Input</text:span></text:p>
            <text:p text:style-name="TableContents">{“username”: “abc”, “password”: “abc”}</text:p>
            <text:p text:style-name="TableContents"/>
            <text:p text:style-name="P29">Output (Successful)</text:p>
            <text:p text:style-name="TableContents">Status 200</text:p>
            <text:p text:style-name="TableContents">{“accessToken”: “eyzbdshdbsyd256”}</text:p>
            <text:p text:style-name="TableContents"/>
            <text:soft-page-break/>
            <text:p text:style-name="P30">Errors</text:p>
            <text:p text:style-name="TableContents">Error 400 if JSON body not parseable</text:p>
            <text:p text:style-name="TableContents">Error 401 if login details incorrect (username or password wrong)</text:p>
            <text:p text:style-name="TableContents">Error 500 if any internal server issues</text:p>
          </table:table-cell>
          <table:table-cell table:style-name="TableCell31">
            <text:p text:style-name="TableContents">None</text:p>
          </table:table-cell>
          <table:table-cell table:style-name="TableCell32">
            <text:p text:style-name="TableContents">Logging in as an adminstrator. The accessToken needs to be saved and uses in all future requests which need permissions of any kind. Such requests need<text:s/><text:soft-page-break/>to have a header called<text:s/><text:span text:style-name="T33">Authorization</text:span><text:s/>with value</text:p>
            <text:p text:style-name="P34">Bearer {{accessToken}}</text:p>
            <text:p text:style-name="TableContents">Note the space between</text:p>
          </table:table-cell>
        </table:table-row>
        <text:soft-page-break/>
        <table:table-row table:style-name="TableRow35">
          <table:table-cell table:style-name="TableCell36">
            <text:p text:style-name="TableContents">/api/v0/auth/users/login</text:p>
          </table:table-cell>
          <table:table-cell table:style-name="TableCell37">
            <text:p text:style-name="TableContents">POST</text:p>
          </table:table-cell>
          <table:table-cell table:style-name="TableCell38">
            <text:p text:style-name="TableContents"><text:span text:style-name="T39">Input</text:span></text:p>
            <text:p text:style-name="TableContents">{“username”: “abc”, “password”: “abc”}</text:p>
            <text:p text:style-name="TableContents"/>
            <text:p text:style-name="P40">Output (Successful)</text:p>
            <text:p text:style-name="TableContents">Status 200</text:p>
            <text:p text:style-name="TableContents">{“accessToken”: “eyzbdshdbsyd256”}</text:p>
            <text:p text:style-name="TableContents"/>
            <text:p text:style-name="P41">Errors</text:p>
            <text:p text:style-name="TableContents">401 if login details incorrect (username or password wrong)</text:p>
            <text:p text:style-name="TableContents">400 if<text:s/>JSON body not parseable</text:p>
            <text:p text:style-name="TableContents">500 if any internal server issues</text:p>
          </table:table-cell>
          <table:table-cell table:style-name="TableCell42">
            <text:p text:style-name="TableContents">None</text:p>
          </table:table-cell>
          <table:table-cell table:style-name="TableCell43">
            <text:p text:style-name="TableContents">Logging in as a user. The accessToken needs to be saved and uses in all future requests which need permissions of any kind. Such requests need to have a header called<text:s/><text:span text:style-name="T44">Authorization</text:span><text:s/>with value</text:p>
            <text:p text:style-name="P45">Bearer {{accessToken}}</text:p>
            <text:p text:style-name="TableContents">Note the space between</text:p>
          </table:table-cell>
        </table:table-row>
      </table:table>
      <text:p text:style-name="Textbody"/>
      <text:p text:style-name="P46">Users</text:p>
      <table:table table:style-name="Table47">
        <table:table-columns>
          <table:table-column table:style-name="TableColumn48"/>
          <table:table-column table:style-name="TableColumn49"/>
          <table:table-column table:style-name="TableColumn50"/>
          <table:table-column table:style-name="TableColumn51"/>
          <table:table-column table:style-name="TableColumn52"/>
        </table:table-columns>
        <table:table-header-rows>
          <table:table-row table:style-name="TableRow53">
            <table:table-cell table:style-name="TableCell54">
              <text:p text:style-name="P55">URL Endpoint</text:p>
            </table:table-cell>
            <table:table-cell table:style-name="TableCell56">
              <text:p text:style-name="P57">Method</text:p>
            </table:table-cell>
            <table:table-cell table:style-name="TableCell58">
              <text:p text:style-name="P59">Input/Output (Request Body/Response Body)</text:p>
            </table:table-cell>
            <table:table-cell table:style-name="TableCell60">
              <text:p text:style-name="P61">Permissions</text:p>
            </table:table-cell>
            <table:table-cell table:style-name="TableCell62">
              <text:p text:style-name="P63">Description</text:p>
            </table:table-cell>
          </table:table-row>
        </table:table-header-rows>
        <table:table-row table:style-name="TableRow64">
          <table:table-cell table:style-name="TableCell65">
            <text:p text:style-name="TableContents">/api/v0/users</text:p>
          </table:table-cell>
          <table:table-cell table:style-name="TableCell66">
            <text:p text:style-name="TableContents">GET</text:p>
          </table:table-cell>
          <table:table-cell table:style-name="TableCell67">
            <text:p text:style-name="P68">Input</text:p>
            <text:p text:style-name="TableContents">None</text:p>
            <text:p text:style-name="TableContents"/>
            <text:p text:style-name="P69">Output (Successful)</text:p>
            <text:p text:style-name="TableContents">Status 200</text:p>
            <text:p text:style-name="TableContents">[{“username”: “abc”, “name”: “abc”, “createdAt”:<text:s/>“2019-01-31T14:07:30.796471Z", “updatedAt”: “2019-01-31T14:07:30.796471Z”, “lastLoggedIn”:null}, ...]</text:p>
            <text:p text:style-name="TableContents"/>
            <text:p text:style-name="TableContents">All fields must be non-null except lastLoggedIn</text:p>
            <text:p text:style-name="TableContents"/>
            <text:soft-page-break/>
            <text:p text:style-name="P70">Errors</text:p>
            <text:p text:style-name="TableContents">500 if any internal server issues</text:p>
          </table:table-cell>
          <table:table-cell table:style-name="TableCell71">
            <text:p text:style-name="TableContents">Valid access token</text:p>
            <text:p text:style-name="TableContents">Administrator account</text:p>
          </table:table-cell>
          <table:table-cell table:style-name="TableCell72">
            <text:p text:style-name="TableContents">Returns a JSON array<text:s/>of all users</text:p>
          </table:table-cell>
        </table:table-row>
        <table:table-row table:style-name="TableRow73">
          <table:table-cell table:style-name="TableCell74">
            <text:p text:style-name="TableContents">/api/v0/users</text:p>
          </table:table-cell>
          <table:table-cell table:style-name="TableCell75">
            <text:p text:style-name="TableContents">POST</text:p>
          </table:table-cell>
          <table:table-cell table:style-name="TableCell76">
            <text:p text:style-name="P77">Input</text:p>
            <text:p text:style-name="TableContents">{“name”: “Ashwin”, “username”: “Hackerboy”, “password”: “unsecured”}</text:p>
            <text:p text:style-name="TableContents"/>
            <text:p text:style-name="TableContents">The other user fields will be ignored if supplied</text:p>
            <text:p text:style-name="TableContents"/>
            <text:p text:style-name="P78">Output (Successful)</text:p>
            <text:p text:style-name="TableContents">Status 201<text:line-break/>{"message":"Registration successful"}</text:p>
            <text:p text:style-name="TableContents"/>
            <text:p text:style-name="P79">Errors</text:p>
            <text:p text:style-name="TableContents">400 if JSON body<text:s/>not parseable</text:p>
            <text:p text:style-name="TableContents">409 if user with that username already exists</text:p>
            <text:p text:style-name="TableContents">500 if any internal server issue</text:p>
          </table:table-cell>
          <table:table-cell table:style-name="TableCell80">
            <text:p text:style-name="TableContents">Valid access token</text:p>
            <text:p text:style-name="TableContents">Administrator account</text:p>
          </table:table-cell>
          <table:table-cell table:style-name="TableCell81">
            <text:p text:style-name="TableContents">Creates a new user, will automatically populate the createdAt and updatedAt fields to the time of creation.</text:p>
          </table:table-cell>
        </table:table-row>
        <table:table-row table:style-name="TableRow82">
          <table:table-cell table:style-name="TableCell83">
            <text:p text:style-name="TableContents">/api/v0/users/{username}</text:p>
          </table:table-cell>
          <table:table-cell table:style-name="TableCell84">
            <text:p text:style-name="TableContents">GET</text:p>
          </table:table-cell>
          <table:table-cell table:style-name="TableCell85">
            <text:p text:style-name="P86">Input</text:p>
            <text:p text:style-name="TableContents">None</text:p>
            <text:p text:style-name="TableContents"/>
            <text:p text:style-name="P87">Output (Successful)</text:p>
            <text:p text:style-name="TableContents">Status 200</text:p>
            <text:p text:style-name="TableContents">{“username”: “abc”, “name”: “abc”, “createdAt”: “2019-01-31T14:07:30.796471Z", “updatedAt”: “2019-01-31T14:07:30.796471Z”, “lastLoggedIn”:null}</text:p>
            <text:p text:style-name="TableContents"/>
            <text:p text:style-name="P88">Errors</text:p>
            <text:p text:style-name="TableContents">404 if the user doesn’t exist</text:p>
            <text:p text:style-name="TableContents">500 if any<text:s/>internal server issues</text:p>
          </table:table-cell>
          <table:table-cell table:style-name="TableCell89">
            <text:p text:style-name="TableContents">Valid access token</text:p>
            <text:p text:style-name="TableContents">One of the following:</text:p>
            <text:p text:style-name="TableContents">Administrator account</text:p>
            <text:p text:style-name="TableContents">User with the given username (you can look at your own details)</text:p>
          </table:table-cell>
          <table:table-cell table:style-name="TableCell90">
            <text:p text:style-name="TableContents">Returns a single user JSON object based on the username in the URL. The user with the {username} needs to<text:s/>exist</text:p>
          </table:table-cell>
        </table:table-row>
        <table:table-row table:style-name="TableRow91">
          <table:table-cell table:style-name="TableCell92">
            <text:p text:style-name="TableContents">/api/v0/users/{username}</text:p>
          </table:table-cell>
          <table:table-cell table:style-name="TableCell93">
            <text:p text:style-name="TableContents">PATCH</text:p>
          </table:table-cell>
          <table:table-cell table:style-name="TableCell94">
            <text:p text:style-name="P95">Input</text:p>
            <text:p text:style-name="TableContents">Supply<text:s/><text:span text:style-name="T96">only</text:span><text:s/>the fields of the user you wish to update, with the new values e.g.</text:p>
            <text:soft-page-break/>
            <text:p text:style-name="TableContents">{"username":"LCPSANIL", "name":"Sanil","password":"AbetterPassword"}</text:p>
            <text:p text:style-name="TableContents"/>
            <text:p text:style-name="TableContents">Note that you can update the username. Above are the only<text:s/>valid update fields (creation/update/last log in time are not valid).</text:p>
            <text:p text:style-name="TableContents"/>
            <text:p text:style-name="P97">Output (Successful)</text:p>
            <text:p text:style-name="TableContents">Status 200</text:p>
            <text:p text:style-name="TableContents">{"message":"User updated"}</text:p>
            <text:p text:style-name="TableContents"/>
            <text:p text:style-name="P98">Errors</text:p>
            <text:p text:style-name="TableContents">400 if JSON body not parseable</text:p>
            <text:p text:style-name="TableContents">400 if invalid field is specified</text:p>
            <text:p text:style-name="TableContents">404 if the user does not exist</text:p>
            <text:p text:style-name="TableContents">409 if newly specified<text:s/>username is already in username</text:p>
            <text:p text:style-name="TableContents">500 if any internal server issues</text:p>
            <text:p text:style-name="Standard"/>
          </table:table-cell>
          <table:table-cell table:style-name="TableCell99">
            <text:p text:style-name="TableContents">Valid access token</text:p>
            <text:p text:style-name="TableContents">One of the following:</text:p>
            <text:soft-page-break/>
            <text:p text:style-name="TableContents">Administrator account</text:p>
            <text:p text:style-name="TableContents">User with the given username (you can update your own details)</text:p>
          </table:table-cell>
          <table:table-cell table:style-name="TableCell100">
            <text:p text:style-name="TableContents">Update a user’s details. You only need to give the fields that<text:s/>need changing.<text:s/><text:soft-page-break/>The user given by {username} needs to exist.</text:p>
          </table:table-cell>
        </table:table-row>
        <text:soft-page-break/>
        <table:table-row table:style-name="TableRow101">
          <table:table-cell table:style-name="TableCell102">
            <text:p text:style-name="TableContents">/api/v0/users/{username}</text:p>
          </table:table-cell>
          <table:table-cell table:style-name="TableCell103">
            <text:p text:style-name="TableContents">DELETE</text:p>
          </table:table-cell>
          <table:table-cell table:style-name="TableCell104">
            <text:p text:style-name="P105">Input</text:p>
            <text:p text:style-name="TableContents">None</text:p>
            <text:p text:style-name="TableContents"/>
            <text:p text:style-name="P106">Output (Successful)</text:p>
            <text:p text:style-name="TableContents">Status 200</text:p>
            <text:p text:style-name="TableContents">{"message":"Successfully deleted user"}</text:p>
            <text:p text:style-name="TableContents"/>
            <text:p text:style-name="P107">Errors</text:p>
            <text:p text:style-name="TableContents">404 if the user does not exist</text:p>
            <text:p text:style-name="TableContents">500 if any internal server issues</text:p>
          </table:table-cell>
          <table:table-cell table:style-name="TableCell108">
            <text:p text:style-name="TableContents">Valid<text:s/>access token</text:p>
            <text:p text:style-name="TableContents">One of the following:</text:p>
            <text:p text:style-name="TableContents">Administrator account</text:p>
            <text:p text:style-name="TableContents">User with the given username (you can delete yourself)</text:p>
          </table:table-cell>
          <table:table-cell table:style-name="TableCell109">
            <text:p text:style-name="TableContents">Deletes the user from the database.</text:p>
          </table:table-cell>
        </table:table-row>
      </table:table>
      <text:p text:style-name="Textbody"/>
      <text:p text:style-name="P110">Events</text:p>
      <table:table table:style-name="Table111">
        <table:table-columns>
          <table:table-column table:style-name="TableColumn112"/>
          <table:table-column table:style-name="TableColumn113"/>
          <table:table-column table:style-name="TableColumn114"/>
          <table:table-column table:style-name="TableColumn115"/>
          <table:table-column table:style-name="TableColumn116"/>
        </table:table-columns>
        <table:table-header-rows>
          <table:table-row table:style-name="TableRow117">
            <table:table-cell table:style-name="TableCell118">
              <text:soft-page-break/>
              <text:p text:style-name="P119">URL Endpoint</text:p>
            </table:table-cell>
            <table:table-cell table:style-name="TableCell120">
              <text:p text:style-name="P121">Method</text:p>
            </table:table-cell>
            <table:table-cell table:style-name="TableCell122">
              <text:p text:style-name="P123">Input/Output (Request Body/Response Body)</text:p>
            </table:table-cell>
            <table:table-cell table:style-name="TableCell124">
              <text:p text:style-name="P125">Permissions</text:p>
            </table:table-cell>
            <table:table-cell table:style-name="TableCell126">
              <text:p text:style-name="P127">Description</text:p>
            </table:table-cell>
          </table:table-row>
        </table:table-header-rows>
        <table:table-row table:style-name="TableRow128">
          <table:table-cell table:style-name="TableCell129">
            <text:p text:style-name="TableContents">/api/v0/events</text:p>
          </table:table-cell>
          <table:table-cell table:style-name="TableCell130">
            <text:p text:style-name="TableContents">GET</text:p>
          </table:table-cell>
          <table:table-cell table:style-name="TableCell131">
            <text:p text:style-name="P132">Input</text:p>
            <text:p text:style-name="TableContents">None</text:p>
            <text:p text:style-name="TableContents"/>
            <text:p text:style-name="P133">Output (Successful)</text:p>
            <text:p text:style-name="TableContents">[{"eventId":"1004ad4d-685c-40a0-b6d1-be1b28cb9a4b","name":"New Event","startDateTime":null,"endDateTime":null,"lat":null,"long":null,"radius":null,"url":"newevent2","updatedAt":"2019-03-07T09:25:43.240095Z","createdAt":"2019-03-07T09:25:43.240095Z"}, …]</text:p>
            <text:p text:style-name="TableContents"/>
            <text:p text:style-name="TableContents">The nullable fields above are listed as null.</text:p>
            <text:p text:style-name="TableContents">Radius is in KM.</text:p>
            <text:p text:style-name="TableContents">All timings are in UTC. In particular, the release datetime is in UTC.</text:p>
            <text:p text:style-name="TableContents"/>
            <text:p text:style-name="P134">Errors</text:p>
            <text:p text:style-name="TableContents">500 if any internal server issue</text:p>
          </table:table-cell>
          <table:table-cell table:style-name="TableCell135">
            <text:p text:style-name="TableContents">Valid access token</text:p>
          </table:table-cell>
          <table:table-cell table:style-name="TableCell136">
            <text:p text:style-name="TableContents">Returns all<text:s/>the events hosted by the<text:s/><text:span text:style-name="T137">user making the request<text:s/></text:span>(the user is identified using the web token), as a JSON array.</text:p>
          </table:table-cell>
        </table:table-row>
        <table:table-row table:style-name="TableRow138">
          <table:table-cell table:style-name="TableCell139">
            <text:p text:style-name="TableContents">/api/v0/events</text:p>
          </table:table-cell>
          <table:table-cell table:style-name="TableCell140">
            <text:p text:style-name="TableContents">POST</text:p>
          </table:table-cell>
          <table:table-cell table:style-name="TableCell141">
            <text:p text:style-name="P142">Input</text:p>
            <text:p text:style-name="TableContents">{“name”:”New Event”, “url”: “blah”, “startDateTime”: “2019-01-08T14:00:00Z”}</text:p>
            <text:p text:style-name="TableContents"/>
            <text:p text:style-name="TableContents">The name and url cannot be empty<text:s/>string. All other fields are optional. See GET /api/v0/events for the full list of possible fields which can be supplied in creation. Note that updatedAt/createdAt are not supposed to be supplied.</text:p>
            <text:p text:style-name="TableContents">If startDateTime/endDateTime/releaseDateTime<text:s/>is supplied, it MUST be in the<text:s/>format above for startDateTime (cannot drop out the seconds).</text:p>
            <text:p text:style-name="TableContents"/>
            <text:p text:style-name="TableContents">Radius is in KM.</text:p>
            <text:soft-page-break/>
            <text:p text:style-name="TableContents">All timings are in UTC. In particular,<text:s/>the release datetime is in UTC.</text:p>
            <text:p text:style-name="TableContents"/>
            <text:p text:style-name="P143">Output (Successful)</text:p>
            <text:p text:style-name="TableContents">Status 201</text:p>
            <text:p text:style-name="TableContents">{"message":"Event created"}</text:p>
            <text:p text:style-name="TableContents"/>
            <text:p text:style-name="P144">Errors</text:p>
            <text:p text:style-name="TableContents">400 if invalid field values<text:s/>supplied, or if badly formatted time string, or request body could not be read as JSON.</text:p>
            <text:p text:style-name="TableContents">409 if event with the given URL already exists</text:p>
            <text:p text:style-name="TableContents">500 if any internal server issues</text:p>
            <text:p text:style-name="TableContents"><text:span text:style-name="T145">As of v1.1, admin account trying to create an event will not be blocked by permissions,</text:span><text:span text:style-name="T146"><text:s/>but will produce an error 500</text:span>.</text:p>
          </table:table-cell>
          <table:table-cell table:style-name="TableCell147">
            <text:p text:style-name="TableContents">Valid access token</text:p>
          </table:table-cell>
          <table:table-cell table:style-name="TableCell148">
            <text:p text:style-name="TableContents">Creates a new event with the given fields. Note that the URL of the event is either an external URL address or can meant to direct to an endpoint</text:p>
          </table:table-cell>
        </table:table-row>
        <table:table-row table:style-name="TableRow149">
          <table:table-cell table:style-name="TableCell150">
            <text:p text:style-name="TableContents">/api/v0/events/takenurls/{eventURL}</text:p>
          </table:table-cell>
          <table:table-cell table:style-name="TableCell151">
            <text:p text:style-name="TableContents">GET</text:p>
          </table:table-cell>
          <table:table-cell table:style-name="TableCell152">
            <text:p text:style-name="P153">Input</text:p>
            <text:p text:style-name="TableContents">None</text:p>
            <text:p text:style-name="TableContents"/>
            <text:p text:style-name="P154">Output<text:s/>(Successful)</text:p>
            <text:p text:style-name="TableContents">Status 200</text:p>
            <text:p text:style-name="TableContents">“true” or “false”</text:p>
            <text:p text:style-name="TableContents">Note that a URL being taken (IE “true”) means that it is<text:s/><text:span text:style-name="T155">not</text:span><text:s/>available for use.</text:p>
            <text:p text:style-name="TableContents"/>
            <text:p text:style-name="P156">Errors</text:p>
            <text:p text:style-name="TableContents">500 if any internal server issues.</text:p>
          </table:table-cell>
          <table:table-cell table:style-name="TableCell157">
            <text:p text:style-name="TableContents">Valid access token</text:p>
          </table:table-cell>
          <table:table-cell table:style-name="TableCell158">
            <text:p text:style-name="TableContents">Checks if an event already exists with that given<text:s/><text:span text:style-name="T159">URL</text:span>,<text:s/><text:span text:style-name="T160">(not event ID!)</text:span></text:p>
            <text:p text:style-name="TableContents"/>
          </table:table-cell>
        </table:table-row>
        <table:table-row table:style-name="TableRow161">
          <table:table-cell table:style-name="TableCell162">
            <text:p text:style-name="TableContents">/api/v0/events/{eventID}</text:p>
          </table:table-cell>
          <table:table-cell table:style-name="TableCell163">
            <text:p text:style-name="TableContents">GET</text:p>
          </table:table-cell>
          <table:table-cell table:style-name="TableCell164">
            <text:p text:style-name="P165">Input</text:p>
            <text:p text:style-name="TableContents">None</text:p>
            <text:p text:style-name="TableContents"/>
            <text:p text:style-name="P166">Output (Successful)</text:p>
            <text:p text:style-name="TableContents">Status 200</text:p>
            <text:soft-page-break/>
            <text:p text:style-name="TableContents">{"eventId":"1004ad4d-685c-40a0-b6d1-be1b28cb9a4b","name":"New<text:s/>Event","releaseDateTime":null,"startDateTime":null,"endDateTime":null,"lat":null,"long":null,"radius":null,"url":"newevent2","updatedAt":"2019-03-07T09:25:43.240095Z","createdAt":"2019-03-07T09:25:43.240095Z"}</text:p>
            <text:p text:style-name="TableContents"/>
            <text:p text:style-name="TableContents">The null fields above are the only nullable ones. URL/Name cannot be empty strings. Event ID is unique.</text:p>
            <text:p text:style-name="TableContents"/>
            <text:p text:style-name="TableContents">Radius is in KM.</text:p>
            <text:p text:style-name="TableContents">All timings are in UTC. In particular, the release datetime is in UTC.</text:p>
            <text:p text:style-name="TableContents"/>
            <text:p text:style-name="P167">Errors</text:p>
            <text:p text:style-name="TableContents">404 if an event with that eventID doesn’t exist</text:p>
            <text:p text:style-name="TableContents">500 if any internal server issues</text:p>
          </table:table-cell>
          <table:table-cell table:style-name="TableCell168">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169">
            <text:p text:style-name="TableContents">Returns the details of a specific event given its event ID.</text:p>
          </table:table-cell>
        </table:table-row>
        <table:table-row table:style-name="TableRow170">
          <table:table-cell table:style-name="TableCell171">
            <text:p text:style-name="TableContents">/api/v0/events/{eventID}</text:p>
          </table:table-cell>
          <table:table-cell table:style-name="TableCell172">
            <text:p text:style-name="TableContents">PATCH</text:p>
          </table:table-cell>
          <table:table-cell table:style-name="TableCell173">
            <text:p text:style-name="P174">Input</text:p>
            <text:p text:style-name="TableContents">Supply<text:s/><text:span text:style-name="T175">only</text:span><text:s/>the fields of the user you wish to update, with the new values e.g.</text:p>
            <text:p text:style-name="TableContents">{“name”: “abc”, “startDateTime”: “2019-01-08T14:00:00Z”, “radius”: 5}</text:p>
            <text:p text:style-name="TableContents"/>
            <text:p text:style-name="TableContents">See GET /api/v0/events/{eventID} for the list of fields. Note that all fields listed in GET /api/v0/events/{eventID} can be updated, EXCEPT eventId and the updatedAt/createdAt<text:s/>timings.</text:p>
            <text:p text:style-name="TableContents"/>
            <text:p text:style-name="TableContents">All blank fields will be ignored (no bad request error – just ignored).<text:s/>Note that time formatting<text:s/>must<text:s/>follow the format for startDateTime above.</text:p>
            <text:p text:style-name="TableContents"/>
            <text:p text:style-name="TableContents">All timings are in UTC. In particular, the release datetime is in UTC.</text:p>
            <text:p text:style-name="TableContents"/>
            <text:p text:style-name="TableContents">Radius is in KM.</text:p>
            <text:p text:style-name="TableContents"/>
            <text:p text:style-name="P176">Output (Successful)</text:p>
            <text:p text:style-name="TableContents">Status 200</text:p>
            <text:p text:style-name="TableContents">{"message":"Event updated"}</text:p>
            <text:p text:style-name="TableContents"/>
            <text:p text:style-name="P177">Errors</text:p>
            <text:p text:style-name="TableContents">400 if body could not be read as JSON, or blank URL/name supplied, or invalid fields supplied, or badly formatted time fields.</text:p>
            <text:p text:style-name="TableContents">404 if an event with that eventID does not exist.</text:p>
            <text:p text:style-name="TableContents">409 if updated URL is already used by another event.</text:p>
            <text:p text:style-name="TableContents">500 if any internal server issue</text:p>
          </table:table-cell>
          <table:table-cell table:style-name="TableCell178">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179">
            <text:p text:style-name="TableContents">Updates the details of the event. You only need to give the fields that need changing. The user given by {username} needs to exist.</text:p>
          </table:table-cell>
        </table:table-row>
        <table:table-row table:style-name="TableRow180">
          <table:table-cell table:style-name="TableCell181">
            <text:p text:style-name="TableContents">/api/v0/events/{eventID}</text:p>
          </table:table-cell>
          <table:table-cell table:style-name="TableCell182">
            <text:p text:style-name="TableContents">DELETE</text:p>
          </table:table-cell>
          <table:table-cell table:style-name="TableCell183">
            <text:p text:style-name="P184">Input</text:p>
            <text:p text:style-name="TableContents">None</text:p>
            <text:p text:style-name="TableContents"/>
            <text:p text:style-name="P185">Output (Successful)</text:p>
            <text:p text:style-name="TableContents">{"message":"Successfully deleted event"}</text:p>
            <text:p text:style-name="TableContents"/>
            <text:p text:style-name="P186">Errors</text:p>
            <text:p text:style-name="TableContents">404 if an event with that eventID does not exist.</text:p>
            <text:p text:style-name="TableContents">500 if any<text:s/>internal server issue</text:p>
          </table:table-cell>
          <table:table-cell table:style-name="TableCell187">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188">
            <text:p text:style-name="TableContents">Deletes the event with the given eventID.</text:p>
          </table:table-cell>
        </table:table-row>
        <table:table-row table:style-name="TableRow189">
          <table:table-cell table:style-name="TableCell190">
            <text:p text:style-name="TableContents">/api/v0/events/{eventID}/released</text:p>
          </table:table-cell>
          <table:table-cell table:style-name="TableCell191">
            <text:p text:style-name="TableContents">GET</text:p>
          </table:table-cell>
          <table:table-cell table:style-name="TableCell192">
            <text:p text:style-name="P193">Input</text:p>
            <text:p text:style-name="P194">None</text:p>
            <text:p text:style-name="P195"/>
            <text:p text:style-name="TableContents"><text:span text:style-name="T196">Output (Successful)</text:span></text:p>
            <text:p text:style-name="P197">“true” if the<text:s/>event is open for check in, “false” if it is not.</text:p>
            <text:p text:style-name="P198"/>
            <text:soft-page-break/>
            <text:p text:style-name="TableContents"><text:span text:style-name="T199">Errors</text:span></text:p>
            <text:p text:style-name="P200">404 if an event with that eventID does not exist.</text:p>
            <text:p text:style-name="P201">500 if any internal server issue.</text:p>
          </table:table-cell>
          <table:table-cell table:style-name="TableCell202">
            <text:p text:style-name="TableContents">None</text:p>
          </table:table-cell>
          <table:table-cell table:style-name="TableCell203">
            <text:p text:style-name="TableContents">Checks if the current Singapore Time is past the release date/time of the event. If no release date/time is<text:s/>set, the event is assumed to always be<text:s/><text:soft-page-break/>open for check in, and therefore this endpoint will return true.</text:p>
            <text:p text:style-name="TableContents">Release time is in UTC.</text:p>
          </table:table-cell>
        </table:table-row>
      </table:table>
      <text:p text:style-name="Textbody"/>
      <text:p text:style-name="P204">Guests</text:p>
      <table:table table:style-name="Table205">
        <table:table-columns>
          <table:table-column table:style-name="TableColumn206"/>
          <table:table-column table:style-name="TableColumn207"/>
          <table:table-column table:style-name="TableColumn208"/>
          <table:table-column table:style-name="TableColumn209"/>
          <table:table-column table:style-name="TableColumn210"/>
        </table:table-columns>
        <table:table-header-rows>
          <table:table-row table:style-name="TableRow211">
            <table:table-cell table:style-name="TableCell212">
              <text:p text:style-name="P213">URL Endpoint</text:p>
            </table:table-cell>
            <table:table-cell table:style-name="TableCell214">
              <text:p text:style-name="P215">Method</text:p>
            </table:table-cell>
            <table:table-cell table:style-name="TableCell216">
              <text:p text:style-name="P217">Input/Output (Request Body/Response Body)</text:p>
            </table:table-cell>
            <table:table-cell table:style-name="TableCell218">
              <text:p text:style-name="P219">Permissions</text:p>
            </table:table-cell>
            <table:table-cell table:style-name="TableCell220">
              <text:p text:style-name="P221">Description</text:p>
            </table:table-cell>
          </table:table-row>
        </table:table-header-rows>
        <table:table-row table:style-name="TableRow222">
          <table:table-cell table:style-name="TableCell223">
            <text:p text:style-name="TableContents">/api/v0/events/{eventID}/guests</text:p>
          </table:table-cell>
          <table:table-cell table:style-name="TableCell224">
            <text:p text:style-name="TableContents">GET</text:p>
          </table:table-cell>
          <table:table-cell table:style-name="TableCell225">
            <text:p text:style-name="P226">Input</text:p>
            <text:p text:style-name="TableContents">None</text:p>
            <text:p text:style-name="TableContents"/>
            <text:p text:style-name="P227">Output (Successful)</text:p>
            <text:p text:style-name="TableContents">Status 200</text:p>
            <text:p text:style-name="TableContents">["PERSON MCPERSON","CHINESE ENGLISHNAME",…]</text:p>
            <text:p text:style-name="TableContents"/>
            <text:p text:style-name="P228">Errors</text:p>
            <text:p text:style-name="TableContents">404 if an event with that eventID does not exist.</text:p>
            <text:p text:style-name="TableContents">500 if any internal server issue</text:p>
          </table:table-cell>
          <table:table-cell table:style-name="TableCell229">
            <text:p text:style-name="TableContents">Valid access token</text:p>
            <text:p text:style-name="TableContents">One of the following:</text:p>
            <text:p text:style-name="TableContents">User account which is a host of<text:s/>that event</text:p>
            <text:p text:style-name="TableContents">Administrator account</text:p>
          </table:table-cell>
          <table:table-cell table:style-name="TableCell230">
            <text:p text:style-name="TableContents">Gets the list, as a JSON array, of names of all guests attending that particular event. Event with that ID must exist.</text:p>
          </table:table-cell>
        </table:table-row>
        <table:table-row table:style-name="TableRow231">
          <table:table-cell table:style-name="TableCell232">
            <text:p text:style-name="TableContents">/api/v0/events/{eventID}/guests</text:p>
          </table:table-cell>
          <table:table-cell table:style-name="TableCell233">
            <text:p text:style-name="TableContents">POST</text:p>
          </table:table-cell>
          <table:table-cell table:style-name="TableCell234">
            <text:p text:style-name="P235">Input</text:p>
            <text:p text:style-name="TableContents">{“nric”: “1234F”, “name”: “BOB MCBOB”}</text:p>
            <text:p text:style-name="TableContents"/>
            <text:p text:style-name="P236">Output (Successful)</text:p>
            <text:p text:style-name="TableContents">Status 201</text:p>
            <text:p text:style-name="TableContents">{"message":"Registration successful"}</text:p>
            <text:p text:style-name="TableContents"/>
            <text:p text:style-name="P237">Errors</text:p>
            <text:p text:style-name="TableContents">400 if body could not be read as JSON</text:p>
            <text:p text:style-name="TableContents">404 if an event with that eventID does not exist.</text:p>
            <text:p text:style-name="TableContents">500 if any internal server issue</text:p>
          </table:table-cell>
          <table:table-cell table:style-name="TableCell238">
            <text:p text:style-name="TableContents">Valid access token</text:p>
            <text:p text:style-name="TableContents">One of the following:</text:p>
            <text:p text:style-name="TableContents">User account which is a host of that<text:s/>event</text:p>
            <text:p text:style-name="TableContents">Administrator account</text:p>
          </table:table-cell>
          <table:table-cell table:style-name="TableCell239">
            <text:p text:style-name="TableContents">Registers a guest as attending a given event. NRIC must be unique (for that particular event). Event with that ID must exist. Technically a blank NRIC and blank name is acceptable.</text:p>
          </table:table-cell>
        </table:table-row>
        <text:soft-page-break/>
        <table:table-row table:style-name="TableRow240">
          <table:table-cell table:style-name="TableCell241">
            <text:p text:style-name="TableContents">/api/v0/events/{eventID}/guests</text:p>
          </table:table-cell>
          <table:table-cell table:style-name="TableCell242">
            <text:p text:style-name="TableContents">DELETE</text:p>
          </table:table-cell>
          <table:table-cell table:style-name="TableCell243">
            <text:p text:style-name="P244">Input</text:p>
            <text:p text:style-name="TableContents">{“nric”: “1234F”}</text:p>
            <text:p text:style-name="TableContents"/>
            <text:p text:style-name="P245">Output (Successful)</text:p>
            <text:p text:style-name="TableContents">Status 200</text:p>
            <text:p text:style-name="TableContents">{"message":"Successfully deleted guest"}</text:p>
            <text:p text:style-name="TableContents"/>
            <text:p text:style-name="P246">Errors</text:p>
            <text:p text:style-name="TableContents">400 if body could not be read as JSON</text:p>
            <text:p text:style-name="TableContents">404 if an event with that eventID does not exist.</text:p>
            <text:p text:style-name="TableContents">500 if any internal server issue</text:p>
          </table:table-cell>
          <table:table-cell table:style-name="TableCell247">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248">
            <text:p text:style-name="TableContents">Removes a guest (given their nric) from the guest list of a given event. Event with that ID must exist.</text:p>
          </table:table-cell>
        </table:table-row>
        <table:table-row table:style-name="TableRow249">
          <table:table-cell table:style-name="TableCell250">
            <text:p text:style-name="TableContents">/api/v0/events/{eventID}/guests/checkedin</text:p>
          </table:table-cell>
          <table:table-cell table:style-name="TableCell251">
            <text:p text:style-name="TableContents">GET</text:p>
          </table:table-cell>
          <table:table-cell table:style-name="TableCell252">
            <text:p text:style-name="P253">Input</text:p>
            <text:p text:style-name="TableContents">None</text:p>
            <text:p text:style-name="TableContents"/>
            <text:p text:style-name="P254">Output (Successful)</text:p>
            <text:p text:style-name="TableContents">Status 200</text:p>
            <text:p text:style-name="TableContents">["PERSON MCPERSON","CHINESE ENGLISHNAME",…]</text:p>
            <text:p text:style-name="TableContents"/>
            <text:p text:style-name="P255">Errors</text:p>
            <text:p text:style-name="TableContents">404 if an event with that eventID does not exist.</text:p>
            <text:p text:style-name="TableContents">500 if any internal server issue</text:p>
          </table:table-cell>
          <table:table-cell table:style-name="TableCell256">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257">
            <text:p text:style-name="TableContents">Gets<text:s/>the list, as a JSON array, of names of guests who have checked in to (i.e. attended) a given event. Event with that ID must exist.</text:p>
          </table:table-cell>
        </table:table-row>
        <table:table-row table:style-name="TableRow258">
          <table:table-cell table:style-name="TableCell259">
            <text:p text:style-name="TableContents">/api/v0/events/{eventID}/guests/checkedin</text:p>
          </table:table-cell>
          <table:table-cell table:style-name="TableCell260">
            <text:p text:style-name="TableContents">POST</text:p>
          </table:table-cell>
          <table:table-cell table:style-name="TableCell261">
            <text:p text:style-name="P262">Input</text:p>
            <text:p text:style-name="TableContents">{“nric”: “1234F”}</text:p>
            <text:p text:style-name="TableContents"/>
            <text:p text:style-name="P263">Output (Successful)</text:p>
            <text:p text:style-name="TableContents">Status 200</text:p>
            <text:p text:style-name="TableContents">“BOB MCBOB”</text:p>
            <text:p text:style-name="TableContents"/>
            <text:p text:style-name="P264">Errors</text:p>
            <text:p text:style-name="TableContents">400 if body could not be read as JSON</text:p>
            <text:soft-page-break/>
            <text:p text:style-name="TableContents">404 if an event with that eventID does not exist or if guest with that NRIC does not exist (and thus cannot be checked in).</text:p>
            <text:p text:style-name="TableContents">500 if any internal server issue</text:p>
          </table:table-cell>
          <table:table-cell table:style-name="TableCell265">
            <text:p text:style-name="TableContents">None</text:p>
          </table:table-cell>
          <table:table-cell table:style-name="TableCell266">
            <text:p text:style-name="TableContents">Checks in a guest with the provided NRIC into the given<text:s/>event, given that the guest is in the guest list to start with (if not an error is returned). Returns a string with their name. Event with that ID must exist. If a guest is already checked<text:s/><text:soft-page-break/>in, no error is returned and the name is returned as usual, as if the guest was not already checked in.</text:p>
          </table:table-cell>
        </table:table-row>
        <text:soft-page-break/>
        <table:table-row table:style-name="TableRow267">
          <table:table-cell table:style-name="TableCell268">
            <text:p text:style-name="TableContents">/api/v0/events/{eventID}/guests/checkedin</text:p>
          </table:table-cell>
          <table:table-cell table:style-name="TableCell269">
            <text:p text:style-name="TableContents">DELETE</text:p>
          </table:table-cell>
          <table:table-cell table:style-name="TableCell270">
            <text:p text:style-name="P271">Input</text:p>
            <text:p text:style-name="TableContents">{“nric”: “1234F”}</text:p>
            <text:p text:style-name="TableContents"/>
            <text:p text:style-name="P272">Output (Successful)</text:p>
            <text:p text:style-name="TableContents">Status 200</text:p>
            <text:p text:style-name="TableContents"/>
            <text:p text:style-name="P273">Errors</text:p>
            <text:p text:style-name="TableContents">400 if body could not be read as JSON</text:p>
            <text:p text:style-name="TableContents">404 if an event with that eventID does not exist or if guest with<text:s/>that NRIC does not exist (and thus cannot be checked in).</text:p>
            <text:p text:style-name="TableContents">500 if any internal server issue</text:p>
          </table:table-cell>
          <table:table-cell table:style-name="TableCell274">
            <text:p text:style-name="TableContents"/>
          </table:table-cell>
          <table:table-cell table:style-name="TableCell275">
            <text:p text:style-name="TableContents">Checks out a guest with the provided NRIC/marks them as absent for the given event, gien that the guest is in the guest list to start with (if not an error is returned). Event with that ID must exist. If the guest is already not checked in/marked as absent, no error is returned, as if the guest was initially checked in.</text:p>
          </table:table-cell>
        </table:table-row>
        <table:table-row table:style-name="TableRow276">
          <table:table-cell table:style-name="TableCell277">
            <text:p text:style-name="TableContents">/api/v0/events/{eventID}/guests/notcheckedin</text:p>
          </table:table-cell>
          <table:table-cell table:style-name="TableCell278">
            <text:p text:style-name="TableContents">GET</text:p>
          </table:table-cell>
          <table:table-cell table:style-name="TableCell279">
            <text:p text:style-name="P280">Input</text:p>
            <text:p text:style-name="TableContents">None</text:p>
            <text:p text:style-name="TableContents"/>
            <text:p text:style-name="P281">Output (Successful)</text:p>
            <text:p text:style-name="TableContents">Status 200</text:p>
            <text:p text:style-name="TableContents">["PERSON MCPERSON","CHINESE ENGLISHNAME",…]</text:p>
            <text:p text:style-name="TableContents"/>
            <text:p text:style-name="P282">Errors</text:p>
            <text:p text:style-name="TableContents">404 if an event with that eventID does not exist.</text:p>
            <text:p text:style-name="TableContents">500 if any internal server issue</text:p>
          </table:table-cell>
          <table:table-cell table:style-name="TableCell283">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284">
            <text:p text:style-name="TableContents">Gets the list,<text:s/>as a JSON arrays, of names of guests who have yet to/did not check in to (i.e. attend) a given event. Event with that ID must exist.</text:p>
            <text:p text:style-name="TableContents"><text:span text:style-name="T285">Marked for deletion.</text:span></text:p>
          </table:table-cell>
        </table:table-row>
        <text:soft-page-break/>
        <table:table-row table:style-name="TableRow286">
          <table:table-cell table:style-name="TableCell287">
            <text:p text:style-name="TableContents">/api/v0/events/{eventID}/guests/stats</text:p>
          </table:table-cell>
          <table:table-cell table:style-name="TableCell288">
            <text:p text:style-name="TableContents">GET</text:p>
          </table:table-cell>
          <table:table-cell table:style-name="TableCell289">
            <text:p text:style-name="P290">Input</text:p>
            <text:p text:style-name="TableContents">None</text:p>
            <text:p text:style-name="TableContents"/>
            <text:p text:style-name="P291">Output (Successful)</text:p>
            <text:p text:style-name="TableContents">Status 200</text:p>
            <text:p text:style-name="TableContents">{"total":335,"checkedIn":1,"percentCheckedIn":0.0029850746268656717}</text:p>
            <text:p text:style-name="TableContents"/>
            <text:p text:style-name="TableContents">If total=0, checkedIn=0, percentCheckedIn will be 0.</text:p>
            <text:p text:style-name="TableContents"/>
            <text:p text:style-name="P292">Errors</text:p>
            <text:p text:style-name="TableContents">404 if an event with that eventID does not exist.</text:p>
            <text:p text:style-name="TableContents">500 if any internal server issue</text:p>
          </table:table-cell>
          <table:table-cell table:style-name="TableCell293">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294">
            <text:p text:style-name="TableContents">Gets summary statistics about the attendance of a given event. The statistics are the number who have checked in, the total number of guests, and the percentage attendance. Event with that ID<text:s/>must exist.</text:p>
          </table:table-cell>
        </table:table-row>
        <table:table-row table:style-name="TableRow295">
          <table:table-cell table:style-name="TableCell296">
            <text:p text:style-name="TableContents">/api/v0/events/{eventID}/guests/report</text:p>
          </table:table-cell>
          <table:table-cell table:style-name="TableCell297">
            <text:p text:style-name="TableContents">GET</text:p>
          </table:table-cell>
          <table:table-cell table:style-name="TableCell298">
            <text:p text:style-name="P299">Input</text:p>
            <text:p text:style-name="TableContents">None</text:p>
            <text:p text:style-name="TableContents"/>
            <text:p text:style-name="P300">Output (Successful)</text:p>
            <text:p text:style-name="TableContents">Returns a CSV file (with header Content-Type text/csv).</text:p>
            <text:p text:style-name="TableContents">The first row has two cells, “Name” and “Present”</text:p>
            <text:p text:style-name="TableContents">Each row has a guest name, and then 1 or 0 in the Present<text:s/>column. 1 means present.</text:p>
            <text:p text:style-name="TableContents"/>
            <text:p text:style-name="P301">Errors</text:p>
            <text:p text:style-name="TableContents">404 if an event with that eventID does not exist.</text:p>
            <text:p text:style-name="TableContents">500 if any internal server issue</text:p>
          </table:table-cell>
          <table:table-cell table:style-name="TableCell302">
            <text:p text:style-name="TableContents">Valid access token</text:p>
            <text:p text:style-name="TableContents">One of the following:</text:p>
            <text:p text:style-name="TableContents">User account which is a host of that event</text:p>
            <text:p text:style-name="TableContents">Administrator account</text:p>
          </table:table-cell>
          <table:table-cell table:style-name="TableCell303">
            <text:p text:style-name="TableContents">Gets a CSV file that serves as an<text:s/>attendance report of the given event. The file is formatted with the names of guests followed by a “1” or “0”, with 1 indicating that that guest attended, and 0 indicating that they did not. Event with that ID must exist.</text:p>
          </table:table-cell>
        </table:table-row>
      </table:table>
      <text:p text:style-name="Textbody"/>
      <text:p text:style-name="P304">Utility</text:p>
      <table:table table:style-name="Table305">
        <table:table-columns>
          <table:table-column table:style-name="TableColumn306"/>
          <table:table-column table:style-name="TableColumn307"/>
          <table:table-column table:style-name="TableColumn308"/>
          <table:table-column table:style-name="TableColumn309"/>
          <table:table-column table:style-name="TableColumn310"/>
        </table:table-columns>
        <table:table-header-rows>
          <table:table-row table:style-name="TableRow311">
            <table:table-cell table:style-name="TableCell312">
              <text:p text:style-name="P313">URL Endpoint</text:p>
            </table:table-cell>
            <table:table-cell table:style-name="TableCell314">
              <text:p text:style-name="P315">Method</text:p>
            </table:table-cell>
            <table:table-cell table:style-name="TableCell316">
              <text:p text:style-name="P317">Input/Output (Request Body/Response Body)</text:p>
            </table:table-cell>
            <table:table-cell table:style-name="TableCell318">
              <text:p text:style-name="P319">Permissions</text:p>
            </table:table-cell>
            <table:table-cell table:style-name="TableCell320">
              <text:p text:style-name="P321">Description</text:p>
            </table:table-cell>
          </table:table-row>
        </table:table-header-rows>
        <table:table-row table:style-name="TableRow322">
          <table:table-cell table:style-name="TableCell323">
            <text:p text:style-name="TableContents">/api/v0/utility/qrcode</text:p>
          </table:table-cell>
          <table:table-cell table:style-name="TableCell324">
            <text:p text:style-name="TableContents">POST</text:p>
          </table:table-cell>
          <table:table-cell table:style-name="TableCell325">
            <text:p text:style-name="P326">Input</text:p>
            <text:p text:style-name="TableContents">{“nric” : “1234F”}</text:p>
            <text:p text:style-name="TableContents"/>
            <text:p text:style-name="P327">Output (Successful)</text:p>
            <text:p text:style-name="TableContents">A PNG image (with header Content-Type image/png) of a QR code that encodes the NRIC supplied.</text:p>
            <text:p text:style-name="TableContents"/>
            <text:p text:style-name="P328">Errors</text:p>
            <text:p text:style-name="TableContents">400 if body could<text:s/>not be read as JSON</text:p>
            <text:p text:style-name="TableContents">500 if any internal server issue</text:p>
          </table:table-cell>
          <table:table-cell table:style-name="TableCell329">
            <text:p text:style-name="TableContents">None</text:p>
          </table:table-cell>
          <table:table-cell table:style-name="TableCell330">
            <text:p text:style-name="TableContents">Generates and returns the QR code that encodes the<text:s/><text:soft-page-break/>provided NRIC in it. The QR code is in a PNG format.</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11.6902in" fo:page-height="8.2701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shwin Kumar</dc:creator>
    <meta:creation-date>2019-03-06T16:15:00Z</meta:creation-date>
    <dc:date>2019-03-25T07:50:00Z</dc:date>
    <meta:template xlink:href="Normal.dotm" xlink:type="simple"/>
    <meta:editing-cycles>90</meta:editing-cycles>
    <meta:editing-duration>PT27540S</meta:editing-duration>
    <meta:document-statistic meta:page-count="13" meta:paragraph-count="32" meta:word-count="2423" meta:character-count="16203" meta:row-count="115" meta:non-whitespace-character-count="13812"/>
  </office:meta>
</office:document-meta>
</file>